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50%" fo:text-align="center" style:justify-single-word="false"/>
      <style:text-properties fo:font-size="14pt" fo:language="lt" fo:country="LT" fo:background-color="transparent" style:font-size-asian="14pt" style:font-size-complex="14pt"/>
    </style:style>
    <style:style style:name="P2" style:family="paragraph" style:parent-style-name="Standard">
      <style:paragraph-properties fo:line-height="150%" fo:text-align="center" style:justify-single-word="false"/>
      <style:text-properties fo:font-size="12pt" fo:language="lt" fo:country="LT" fo:background-color="transparent" style:font-size-asian="12pt" style:font-size-complex="12pt"/>
    </style:style>
    <style:style style:name="P3" style:family="paragraph" style:parent-style-name="Standard">
      <style:paragraph-properties fo:line-height="150%" fo:text-align="justify" style:justify-single-word="false"/>
      <style:text-properties fo:font-size="12pt" fo:language="lt" fo:country="LT" fo:background-color="transparent" style:font-size-asian="12pt" style:font-size-complex="12pt"/>
    </style:style>
    <style:style style:name="P4" style:family="paragraph" style:parent-style-name="Standard">
      <style:paragraph-properties fo:line-height="150%" fo:text-align="center" style:justify-single-word="false"/>
      <style:text-properties fo:font-size="14pt" fo:language="lt" fo:country="LT" fo:background-color="transparent" style:font-size-asian="14pt"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Klaipėdos Universiteto</text:p>
      <text:p text:style-name="P2">Jūros technologijų ir gamtos mokslų fakulteto</text:p>
      <text:p text:style-name="P2">Informatikos inžinerijos studijų programos studentas</text:p>
      <text:p text:style-name="P1"/>
      <text:p text:style-name="P1"/>
      <text:p text:style-name="P1"/>
      <text:p text:style-name="P1"/>
      <text:p text:style-name="P1">Edgaras Jurevičius</text:p>
      <text:p text:style-name="P1"/>
      <text:p text:style-name="P1"/>
      <text:p text:style-name="P1"/>
      <text:p text:style-name="P1"/>
      <text:p text:style-name="P1"/>
      <text:p text:style-name="P1">G. Nausėdos ir „Ąžuoliuko“ choro krizės sprendimo vertinimas</text:p>
      <text:p text:style-name="P1"/>
      <text:p text:style-name="P1"/>
      <text:p text:style-name="P1"/>
      <text:p text:style-name="P1"/>
      <text:p text:style-name="P1"/>
      <text:p text:style-name="P2">Tikrino Dr. Indrė Nazarenko</text:p>
      <text:p text:style-name="P1"/>
      <text:p text:style-name="P1"/>
      <text:p text:style-name="P1"/>
      <text:p text:style-name="P1"/>
      <text:p text:style-name="P1"/>
      <text:p text:style-name="P1"/>
      <text:p text:style-name="P1"/>
      <text:p text:style-name="P1"/>
      <text:p text:style-name="P1"/>
      <text:p text:style-name="P1"/>
      <text:p text:style-name="P2">Klaipėda, 2022</text:p>
      <text:p text:style-name="P3"><text:soft-page-break/><text:tab/>Krizinės situacijos sprendimo vertinimui buvo pasirinkta LR prezidento Gitano Nausėdos ir „Ažuoliuko“ vaikų choro viešųjų ryšių krizė<text:note text:id="ftn0" text:note-class="footnote"><text:note-citation>1</text:note-citation><text:note-body><text:p text:style-name="Footnote">https://www.lrt.lt/naujienos/lietuvoje/2/1196034/nauseda-del-permirkusiu-azuoliuko-choristu-kalbesimes-kad-tai-nepasikartotu</text:p></text:note-body></text:note>.</text:p>
      <text:p text:style-name="P3"><text:tab/>Pirmiausia turėtumeme pažymėti, kad krizei nebuvo ruošiamasi iš anksto. Ji kilo spontaniškai, jos kilimą paveikė tokie veiksniai kaip gamtos stichija (kilęs lietus), nusistovėjusi tvarka (sceninės aprangos standartai), konteksto trūkumas (parodyta tik viena veiksmo atkarpa).</text:p>
      <text:p text:style-name="P3"><text:tab/>Krizės neigiamos įtakos mažinimui buvo pasitelktos tokie veiksmai kaip: konteksto papildymas, atsakomybės prisiėmimas, simpatijos sudarymas pasitelkiant panašią patirtį. Kontekstas buvo papildytas tiek pačio LR prezidento G. Nausėdos žodžiais, tiek „Ąžuoliuko“ choro atstovų pasisakymais. Prezidentas G. Nausėda prisiėmė atsakomybę tuo pačiu sukeldamas teigiamą simpatiją, parodant, kad nebijoma prisiimti atsakomybę už savo veiksmus. Taip pat buvo bandoma sukelti simpatiją pasisakant, jog ir pats prezidentas dainavo berniukų chore ir yra patyręs tokias pačias situacijas, kaip ir „Ąžuoliuko“ choro nariai, todėl jam artimi jų išgyvenimai.</text:p>
      <text:p text:style-name="P3"><text:tab/>Ko šitame straipsnyje nebuvo padaryta, tai nebuvo pasitelkta pačių „Ąžuoliuko“ choro narių pasisakymų ir situacijos vertinimų (buvo pasitelkti tik choro atstovų pasisakymai). </text:p>
      <text:p text:style-name="P3"><text:tab/>Situacijos išvengimui, iš anksto nežinant kas bus,mano nuomone, pasiruošti būtų gan sunku, kadangi situacijos susidarymui reikalingi keletas veiksnių (netikėtas lietus, choristų apranga, choro nenorėjimas keisti aprangos į tinkančią lietui, žmogus paėmęs vieną akimirką iš pilno konteksto ir pasidalinęs ja socialiniuose tinkluose). Jei jau žinoma apie panašias krizes, tai galima pasiruošti atliekant oro prognozes, aptariant aprangos variantus įvairiais atvejais, priimant spęndimą nenaudoti skėčio ir pan.</text:p>
      <text:p text:style-name="P3"><text:tab/>Pabaigai,mano nuomone, galėtumeme nuspręsti, kad dėl socialinių tinklų fenomeno tokias krizes sunku numatyti, beveik neįmanoma išvengti, ir jų padarytą žalą galima tik dalinai kompensuoti, bet ne pilnai pašalinti. Vienintelis būdas tokių krizių išvengti, tai griežtas socialinių tinklų valdymas ir cenzuravimas, kas kažin ar įmanoma dėl žmonių požiūrio į žodžio laisvę.</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Footer" style:family="paragraph" style:parent-style-name="Standard" style:class="extra">
      <style:paragraph-properties text:number-lines="false" text:line-number="0">
        <style:tab-stops>
          <style:tab-stop style:position="3.35in" style:type="center"/>
          <style:tab-stop style:position="6.7in" style:type="right"/>
        </style:tab-stops>
      </style:paragraph-properties>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7874in" fo:margin-bottom="0.7874in" fo:margin-left="1.1799in" fo:margin-right="0.3902in" style:shadow="none" fo:background-color="transparent" style:writing-mode="lr-tb" style:footnote-max-height="0in">
        <style:background-image/>
        <style:footnote-sep style:width="0.0071in" style:distance-before-sep="0.0402in" style:distance-after-sep="0.0402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2-10-02T14:45:26.46</meta:creation-date>
    <dc:date>2022-10-31T15:13:04.74</dc:date>
    <meta:editing-duration>PT3H18M53S</meta:editing-duration>
    <meta:editing-cycles>11</meta:editing-cycles>
    <meta:generator>OpenOffice/4.1.12$Win32 OpenOffice.org_project/4112m1$Build-9809</meta:generator>
    <meta:document-statistic meta:table-count="0" meta:image-count="0" meta:object-count="0" meta:page-count="2" meta:paragraph-count="14" meta:word-count="300" meta:character-count="2471"/>
  </office:meta>
</office:document-meta>
</file>